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8bce" officeooo:paragraph-rsid="000f8bce"/>
    </style:style>
    <style:style style:name="P2" style:family="paragraph" style:parent-style-name="Standard">
      <style:text-properties officeooo:rsid="000f8bce" officeooo:paragraph-rsid="00118b33"/>
    </style:style>
    <style:style style:name="P3" style:family="paragraph" style:parent-style-name="Standard">
      <style:text-properties officeooo:rsid="000f8bce" officeooo:paragraph-rsid="00258f77"/>
    </style:style>
    <style:style style:name="P4" style:family="paragraph" style:parent-style-name="Standard">
      <style:text-properties fo:font-size="8pt" officeooo:rsid="000f8bce" officeooo:paragraph-rsid="000f8bce" style:font-size-asian="8pt" style:font-size-complex="8pt"/>
    </style:style>
    <style:style style:name="P5"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6" style:family="paragraph" style:parent-style-name="Text_20_body">
      <style:text-properties officeooo:paragraph-rsid="001a7463"/>
    </style:style>
    <style:style style:name="P7" style:family="paragraph" style:parent-style-name="Text_20_body">
      <style:paragraph-properties fo:break-before="page"/>
      <style:text-properties officeooo:rsid="001acff2" officeooo:paragraph-rsid="001acff2"/>
    </style:style>
    <style:style style:name="P8" style:family="paragraph" style:parent-style-name="Title">
      <style:text-properties fo:font-size="20pt" style:font-size-asian="20pt" style:font-size-complex="20pt"/>
    </style:style>
    <style:style style:name="P9" style:family="paragraph" style:parent-style-name="Standard">
      <style:text-properties officeooo:rsid="000f8bce" officeooo:paragraph-rsid="00258f77"/>
    </style:style>
    <style:style style:name="P10" style:family="paragraph" style:parent-style-name="Standard">
      <style:text-properties officeooo:rsid="000f8bce" officeooo:paragraph-rsid="000f8bce"/>
    </style:style>
    <style:style style:name="P11" style:family="paragraph" style:parent-style-name="Standard" style:list-style-name="L1">
      <style:text-properties officeooo:rsid="000f8bce" officeooo:paragraph-rsid="0025bb5a"/>
    </style:style>
    <style:style style:name="P12" style:family="paragraph" style:parent-style-name="Standard">
      <style:text-properties officeooo:rsid="000f8bce" officeooo:paragraph-rsid="0025bb5a"/>
    </style:style>
    <style:style style:name="P13" style:family="paragraph" style:parent-style-name="Standard">
      <style:text-properties officeooo:rsid="000f8bce" officeooo:paragraph-rsid="0025bb5a" fo:background-color="#fff200"/>
    </style:style>
    <style:style style:name="P14" style:family="paragraph" style:parent-style-name="Standard" style:list-style-name="L1">
      <style:text-properties officeooo:rsid="000f8bce" officeooo:paragraph-rsid="0025bb5a" fo:background-color="transparent"/>
    </style:style>
    <style:style style:name="P15" style:family="paragraph" style:parent-style-name="Standard" style:list-style-name="L1">
      <style:text-properties style:text-underline-style="none" fo:font-weight="bold" officeooo:rsid="000f8bce" officeooo:paragraph-rsid="0025bb5a" fo:background-color="transparent" style:font-weight-asian="bold" style:font-weight-complex="bold"/>
    </style:style>
    <style:style style:name="P16" style:family="paragraph" style:parent-style-name="Text_20_body" style:list-style-name="L1"/>
    <style:style style:name="P17" style:family="paragraph" style:parent-style-name="Text_20_body" style:list-style-name="L1">
      <style:text-properties officeooo:paragraph-rsid="0019f3ed"/>
    </style:style>
    <style:style style:name="P18" style:family="paragraph" style:parent-style-name="Text_20_body" style:list-style-name="L2"/>
    <style:style style:name="P19"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officeooo:paragraph-rsid="001411ca"/>
    </style:style>
    <style:style style:name="P20"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paragraph-rsid="001411ca" style:text-blinking="false" style:font-size-asian="8pt" style:font-size-complex="8pt" loext:padding="0in" loext:border="none"/>
    </style:style>
    <style:style style:name="P21"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rsid="000f8bce" officeooo:paragraph-rsid="001411ca" style:text-blinking="false" style:font-size-asian="8pt" style:font-size-complex="8pt" loext:padding="0in" loext:border="none"/>
    </style:style>
    <style:style style:name="T1" style:family="text">
      <style:text-properties officeooo:rsid="00118b33"/>
    </style:style>
    <style:style style:name="T2" style:family="text">
      <style:text-properties fo:font-variant="normal" fo:text-transform="none" fo:color="#24292f" style:font-name="apple-system" fo:font-size="6pt" fo:letter-spacing="normal" fo:font-style="normal" fo:font-weight="normal" style:font-size-asian="6pt" style:font-size-complex="6pt"/>
    </style:style>
    <style:style style:name="T3" style:family="text">
      <style:text-properties fo:font-variant="normal" fo:text-transform="none" fo:color="#24292f" style:font-name="apple-system" fo:font-size="6pt" fo:letter-spacing="normal" fo:font-style="normal" fo:font-weight="normal" officeooo:rsid="000f8bce" style:font-size-asian="6pt" style:font-size-complex="6pt"/>
    </style:style>
    <style:style style:name="T4" style:family="text">
      <style:text-properties fo:font-variant="normal" fo:text-transform="none" fo:color="#24292f" style:font-name="apple-system" fo:font-size="6pt" fo:letter-spacing="normal" fo:font-style="normal" fo:font-weight="normal" officeooo:rsid="002154c9" style:font-size-asian="6pt" style:font-size-complex="6pt"/>
    </style:style>
    <style:style style:name="T5" style:family="text">
      <style:text-properties fo:font-variant="normal" fo:text-transform="none" fo:color="#24292f" style:font-name="apple-system" fo:font-size="6pt" fo:letter-spacing="normal" fo:font-style="normal" fo:font-weight="normal" officeooo:rsid="00220058" style:font-size-asian="6pt" style:font-size-complex="6pt"/>
    </style:style>
    <style:style style:name="T6" style:family="text">
      <style:text-properties fo:font-variant="normal" fo:text-transform="none" fo:color="#24292f" style:font-name="apple-system" fo:font-size="6pt" fo:letter-spacing="normal" fo:font-style="normal" fo:font-weight="normal" officeooo:rsid="0025bb5a" style:font-size-asian="6pt" style:font-size-complex="6pt"/>
    </style:style>
    <style:style style:name="T7" style:family="text">
      <style:text-properties fo:font-variant="normal" fo:text-transform="none" fo:color="#24292f" style:font-name="apple-system" fo:font-size="6pt" fo:letter-spacing="normal" fo:font-style="normal" style:font-size-asian="6pt" style:font-size-complex="6pt"/>
    </style:style>
    <style:style style:name="T8" style:family="text">
      <style:text-properties fo:font-variant="normal" fo:text-transform="none" fo:color="#24292f" style:font-name="apple-system" fo:font-size="6pt" fo:letter-spacing="normal" fo:font-style="normal" officeooo:rsid="0025bb5a" style:font-size-asian="6pt" style:font-size-complex="6pt"/>
    </style:style>
    <style:style style:name="T9"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0f8bce" style:text-blinking="false" style:font-size-asian="6pt" style:font-size-complex="6pt" loext:padding="0in" loext:border="none"/>
    </style:style>
    <style:style style:name="T10"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2154c9" style:text-blinking="false" style:font-size-asian="6pt" style:font-size-complex="6pt" loext:padding="0in" loext:border="none"/>
    </style:style>
    <style:style style:name="T11" style:family="text">
      <style:text-properties fo:font-variant="normal" fo:text-transform="none" fo:color="#606060" style:text-line-through-style="none" style:text-line-through-type="none" style:font-name="Helvetica" fo:font-size="8pt" fo:letter-spacing="normal" fo:font-style="normal" style:text-underline-style="none" fo:font-weight="normal" style:text-blinking="false" style:font-size-asian="8pt" style:font-size-complex="8pt" loext:padding="0in" loext:border="none"/>
    </style:style>
    <style:style style:name="T12" style:family="text">
      <style:text-properties fo:font-variant="normal" fo:text-transform="none" fo:color="#000080" style:font-name="apple-system" fo:font-size="8pt" fo:letter-spacing="normal" fo:language="zxx" fo:country="none" fo:font-style="normal" style:text-underline-style="solid" style:text-underline-width="auto" style:text-underline-color="font-color" fo:font-weight="normal" style:font-size-asian="8pt" style:language-asian="zxx" style:country-asian="none" style:font-size-complex="8pt" style:language-complex="zxx" style:country-complex="none"/>
    </style:style>
    <style:style style:name="T13" style:family="text">
      <style:text-properties fo:font-size="8pt" style:font-size-asian="8pt" style:font-size-complex="8pt"/>
    </style:style>
    <style:style style:name="T14" style:family="text">
      <style:text-properties fo:color="#000080"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T15" style:family="text">
      <style:text-properties fo:color="#000080" fo:font-size="8pt" fo:language="zxx" fo:country="none" style:text-underline-style="solid" style:text-underline-width="auto" style:text-underline-color="font-color" officeooo:rsid="000f8bce" style:font-size-asian="8pt" style:language-asian="zxx" style:country-asian="none" style:font-size-complex="8pt" style:language-complex="zxx" style:country-complex="none"/>
    </style:style>
    <style:style style:name="T16" style:family="text">
      <style:text-properties fo:color="#000080" fo:font-size="8pt" fo:language="zxx" fo:country="none" style:text-underline-style="solid" style:text-underline-width="auto" style:text-underline-color="font-color" style:font-size-asian="8pt" style:language-asian="zxx" style:country-asian="none" style:font-size-complex="8pt" style:language-complex="zxx" style:country-complex="none" fo:background-color="#ffffff"/>
    </style:style>
    <style:style style:name="T17" style:family="text">
      <style:text-properties fo:color="#000080" fo:font-size="8pt" fo:language="zxx" fo:country="none" style:text-underline-style="solid" style:text-underline-width="auto" style:text-underline-color="font-color" fo:background-color="#fff200" loext:char-shading-value="0" style:font-size-asian="8pt" style:language-asian="zxx" style:country-asian="none" style:font-size-complex="8pt" style:language-complex="zxx" style:country-complex="none"/>
    </style:style>
    <style:style style:name="T18" style:family="text">
      <style:text-properties fo:color="#000080" fo:font-size="8pt" fo:language="zxx" fo:country="none" style:text-underline-style="solid" style:text-underline-width="auto" style:text-underline-color="font-color" fo:background-color="#fff200" loext:char-shading-value="0" style:font-size-asian="8pt" style:language-asian="zxx" style:country-asian="none" style:font-size-complex="8pt" style:language-complex="zxx" style:country-complex="none"/>
    </style:style>
    <style:style style:name="T19" style:family="text">
      <style:text-properties fo:color="#000080" fo:font-size="8pt" fo:language="zxx" fo:country="none" style:text-underline-style="solid" style:text-underline-width="auto" style:text-underline-color="font-color" fo:background-color="transparent" loext:char-shading-value="0" style:font-size-asian="8pt" style:language-asian="zxx" style:country-asian="none" style:font-size-complex="8pt" style:language-complex="zxx" style:country-complex="none"/>
    </style:style>
    <style:style style:name="T20" style:family="text">
      <style:text-properties fo:color="#000080" fo:font-size="8pt" fo:language="zxx" fo:country="none" style:text-underline-style="solid" style:text-underline-width="auto" style:text-underline-color="font-color" fo:background-color="transparent" loext:char-shading-value="0" style:font-size-asian="8pt" style:language-asian="zxx" style:country-asian="none" style:font-size-complex="8pt" style:language-complex="zxx" style:country-complex="none"/>
    </style:style>
    <style:style style:name="T21" style:family="text">
      <style:text-properties officeooo:rsid="002007e7"/>
    </style:style>
    <style:style style:name="T22" style:family="text">
      <style:text-properties officeooo:rsid="00220058"/>
    </style:style>
    <style:style style:name="T23" style:family="text">
      <style:text-properties officeooo:rsid="002321fe"/>
    </style:style>
    <style:style style:name="T24" style:family="text">
      <style:text-properties officeooo:rsid="00258f77"/>
    </style:style>
    <style:style style:name="T25" style:family="text">
      <style:text-properties officeooo:rsid="0025b03f"/>
    </style:style>
    <style:style style:name="T26" style:family="text">
      <style:text-properties officeooo:rsid="0025bb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IR <text:span text:style-name="T1">relevant papers / works / Data</text:span></text:p>
      <text:p text:style-name="P1"/>
      <text:list xml:id="list2126474620" text:style-name="L1">
        <text:list-header>
          <text:p text:style-name="P11"/>
          <text:p text:style-name="P14"><text:span text:style-name="T24">End 2 End Geocoding </text:span></text:p>
          <text:p text:style-name="P14"><text:span text:style-name="T2"/></text:p>
          <text:p text:style-name="P14"><text:span text:style-name="T2">end to end geocoding model – </text:span><text:span text:style-name="T6">This is what I was thinking of doing !</text:span><text:span text:style-name="T2"> </text:span></text:p>
          <text:p text:style-name="P14"><text:span text:style-name="T2"/></text:p>
          <text:p text:style-name="P11"><text:a xlink:type="simple" xlink:href="https://arxiv.org/abs/2107.00080" text:style-name="Internet_20_link" text:visited-style-name="Visited_20_Internet_20_Link"><text:span text:style-name="T20">https://arxiv.org/abs/2107.00080</text:span></text:a></text:p>
          <text:p text:style-name="P15"><text:span text:style-name="T7"/></text:p>
          <text:p text:style-name="P15"><text:span text:style-name="T7">I was thinking of doing this !</text:span></text:p>
          <text:p text:style-name="P14"><text:span text:style-name="T14"/></text:p>
        </text:list-header>
      </text:list>
      <text:p text:style-name="P13"><text:span text:style-name="T14"/></text:p>
      <text:p text:style-name="P12"><text:span text:style-name="T14"/></text:p>
      <text:list xml:id="list161502857858260" text:continue-numbering="true" text:style-name="L1">
        <text:list-header>
          <text:p text:style-name="P17">GeoText <text:span text:style-name="T22">2019</text:span></text:p>
        </text:list-header>
      </text:list>
      <text:p text:style-name="P1"><text:span text:style-name="T2"><text:tab/>GeoTxt is a scalable geoparsing system for the recognition and geolocation of place names in unstructured text. GeoTxt offers six named entity <text:tab/>recognition (NER) algorithms for place name recognition, and utilizes Apache Solr for the indexing, ranking, and retrieval of toponyms, enabling <text:tab/>scalable geoparsing for streaming text. GeoTxt offers a flexible application programming interface (API), generating a GeoJSON FeatureCollection as <text:tab/>output </text:span><text:span text:style-name="T5">2019</text:span><text:span text:style-name="T2">.</text:span></text:p>
      <text:p text:style-name="P1"><text:span text:style-name="T13"><text:tab/></text:span><text:a xlink:type="simple" xlink:href="https://github.com/geovista/GeoTxt" text:style-name="Internet_20_link" text:visited-style-name="Visited_20_Internet_20_Link"><text:span text:style-name="T13">https://github.com/geovista/GeoTxt</text:span></text:a><text:span text:style-name="T13"> </text:span></text:p>
      <text:p text:style-name="P4"/>
      <text:list xml:id="list161503247201807" text:continue-numbering="true" text:style-name="L1">
        <text:list-header>
          <text:p text:style-name="P16"/>
          <text:p text:style-name="P16"><text:bookmark text:name="artTitle"/>Extracting and modeling geographic information from scientific articles 2021<text:line-break/><text:span text:style-name="T9">extract and represent relevant locations from scientific articles </text:span><text:span text:style-name="T10">2021</text:span></text:p>
        </text:list-header>
      </text:list>
      <text:list xml:id="list773381483" text:style-name="L2">
        <text:list-header>
          <text:p text:style-name="P19"><text:span text:style-name="T11"><text:s/></text:span><text:a xlink:type="simple" xlink:href="https://journals.plos.org/plosone/article?id=10.1371/journal.pone.0244918" text:style-name="Internet_20_link" text:visited-style-name="Visited_20_Internet_20_Link">https://journals.plos.org/plosone/article?id=10.1371/journal.pone.0244918</text:a></text:p>
          <text:p text:style-name="P20"/>
          <text:p text:style-name="P19"/>
          <text:p text:style-name="P18">Bi-directional Recurrent Neural Network Models for Geographic Location Extraction in Biomedical Literature 2018<text:line-break/><text:span text:style-name="T3">extracting geographic locations and their effective contribution to the disambiguation task using population heuristics </text:span><text:span text:style-name="T4">2018</text:span><text:span text:style-name="T3">.</text:span></text:p>
          <text:p text:style-name="P19"><text:span text:style-name="T11"><text:s/></text:span><text:a xlink:type="simple" xlink:href="https://journals.plos.org/plosone/article?id=10.1371/journal.pone.0244918" text:style-name="Internet_20_link" text:visited-style-name="Visited_20_Internet_20_Link">https://journals.plos.org/plosone/article?id=10.1371/journal.pone.0244918</text:a></text:p>
          <text:p text:style-name="P21"/>
        </text:list-header>
      </text:list>
      <text:p text:style-name="P2"/>
      <text:p text:style-name="P4"/>
      <text:p text:style-name="Text_20_body"><text:bookmark text:name="title"/><text:tab/>UniMelb at SemEval-Task 12: Multi-model Combination for Toponym Resolution <text:span text:style-name="T23">2019</text:span></text:p>
      <text:p text:style-name="P5"><text:tab/>Toponym resolution in scientific paper task of SemEval 2019</text:p>
      <text:p text:style-name="P1"><text:span text:style-name="T13"><text:tab/></text:span><text:a xlink:type="simple" xlink:href="https://aclanthology.org/S19-2231.pdf" text:style-name="Internet_20_link" text:visited-style-name="Visited_20_Internet_20_Link"><text:span text:style-name="T13">https://aclanthology.org/S19-2231.pdf</text:span></text:a></text:p>
      <text:p text:style-name="P4"/>
      <text:p text:style-name="P4"/>
      <text:p text:style-name="P1"/>
      <text:p text:style-name="Text_20_body"><text:tab/>I'm Eating a Sandwich in Hong Kong Modeling Tweets <text:span text:style-name="T21">2011</text:span><text:line-break/><text:tab/><text:span text:style-name="T3">model on twitter for geo loacation </text:span><text:span text:style-name="T4">2011</text:span><text:span text:style-name="T3"><text:line-break/><text:tab/></text:span><text:a xlink:type="simple" xlink:href="https://docs.google.com/document/d/1QQ2NO1aViLDc7UYc9PnQLfMpmg5T3k04eoYfqGCqxNk/edit" text:style-name="Internet_20_link" text:visited-style-name="Visited_20_Internet_20_Link"><text:span text:style-name="T15">https://docs.google.com/document/d/1QQ2NO1aViLDc7UYc9PnQLfMpmg5T3k04eoYfqGCqxNk/edit</text:span></text:a></text:p>
      <text:p text:style-name="P5"/>
      <text:p text:style-name="P5"><text:tab/></text:p>
      <text:p text:style-name="Text_20_body"><text:tab/>Improving Geocoding for City-Level Locations</text:p>
      <text:p text:style-name="Standard"><text:tab/><text:span text:style-name="T3">geocoding improvments</text:span></text:p>
      <text:p text:style-name="Text_20_body"><text:tab/><text:span text:style-name="T15">https://ieeexplore.ieee.org/document/8665524</text:span></text:p>
      <text:p text:style-name="P1"/>
      <text:p text:style-name="P1"><text:tab/><text:span text:style-name="T25">Lost in space: Geolocation in event data</text:span></text:p>
      <text:p text:style-name="P3"><text:tab/><text:span text:style-name="T2">classified correct location words </text:span></text:p>
      <text:p text:style-name="P3"><text:span text:style-name="T2"/></text:p>
      <text:p text:style-name="P3"><text:span text:style-name="T2"><text:tab/></text:span><text:span text:style-name="T12">https://arxiv.org/pdf/1611.04837.pdf</text:span></text:p>
      <text:p text:style-name="P7">Data</text:p>
      <text:p text:style-name="Text_20_body">GeoNames geographical database</text:p>
      <text:p text:style-name="P6"><text:span text:style-name="T3">contains over 27 million geographical names and consists of over 12 million unique features whereof 4.8 million populated places and 15 million alternate names. All features are categorized into one out of nine feature classes and further subcategorized into one out of 645 </text:span><text:a xlink:type="simple" xlink:href="https://www.geonames.org/export/codes.html" text:style-name="Internet_20_link" text:visited-style-name="Visited_20_Internet_20_Link">feature codes</text:a><text:span text:style-name="T3">.</text:span></text:p>
      <text:p text:style-name="Text_20_body"><text:span text:style-name="T3">GeoNames is integrating geographical data such as names of places in various languages, elevation, population and others from various sources. All lat/long coordinates are in WGS84 (World Geodetic System 1984)<text:line-break/></text:span><text:span text:style-name="T15">https://www.geonames.org/</text:span></text:p>
      <text:p text:style-name="Text_20_body"/>
      <text:p text:style-name="Text_20_body">Twitter spritzer:<text:line-break/><text:span text:style-name="T3">A simple collection of JSON grabbed from the general twitter stream, for the purposes of research, history, testing and memory. This is the "Spritzer" version, the most light and shallow of Twitter grabs. Unfortunately, we do not currently have access to the Sprinkler or Garden Hose versions of the stream.<text:line-break/></text:span><text:span text:style-name="T15">https://archive.org/details/twitterstream?&amp;sort=-week&amp;page=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14:49:56.636570565</meta:creation-date>
    <dc:date>2021-12-23T16:15:01.596348261</dc:date>
    <meta:editing-duration>P3DT4H38M4S</meta:editing-duration>
    <meta:editing-cycles>21</meta:editing-cycles>
    <meta:generator>LibreOffice/6.0.7.3$Linux_X86_64 LibreOffice_project/00m0$Build-3</meta:generator>
    <meta:document-statistic meta:table-count="0" meta:image-count="0" meta:object-count="0" meta:page-count="2" meta:paragraph-count="31" meta:word-count="343" meta:character-count="2752" meta:non-whitespace-character-count="2417"/>
  </office:meta>
</office:document-meta>
</file>